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l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1-20T14:37:01</dc:date>
    <dc:creator>Tyler Hayes</dc:creator>
    <meta:editing-duration>PT7H57M14S</meta:editing-duration>
    <meta:editing-cycles>111</meta:editing-cycles>
    <meta:generator>LibreOffice/3.5$Linux_X86_64 LibreOffice_project/350m1$Build-2</meta:generator>
    <meta:document-statistic meta:object-count="500"/>
  </office:meta>
</office:document-meta>
</file>